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39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7cm"/>
    </style:style>
    <style:style style:name="gr8" style:family="graphic" style:parent-style-name="objectwithoutfill">
      <style:graphic-properties draw:stroke="dash" draw:stroke-dash="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41cm" svg:y1="4.676cm" svg:x2="9.841cm" svg:y2="11.534cm">
          <text:p/>
        </draw:line>
        <draw:line draw:style-name="gr2" draw:text-style-name="P1" draw:layer="layout" svg:x1="9.841cm" svg:y1="11.534cm" svg:x2="17.715cm" svg:y2="11.534cm">
          <text:p/>
        </draw:line>
        <draw:custom-shape draw:style-name="gr3" draw:text-style-name="P2" draw:layer="layout" svg:width="0.508cm" svg:height="0.508cm" svg:x="10.906cm" svg:y="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408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3.808cm" svg:y="9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1.941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3.508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08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4.108cm" svg:y="10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608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7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31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343cm" svg:y="1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61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5.067cm" svg:height="5.666cm" svg:x="9.841cm" svg:y="5.867cm" svg:viewBox="0 0 5068 5667" svg:d="M0 433c5842-2286 5030 5234 5030 5234">
          <text:p/>
        </draw:path>
        <draw:frame draw:style-name="gr5" draw:text-style-name="P4" draw:layer="layout" svg:width="3.139cm" svg:height="2.384cm" svg:x="10.978cm" svg:y="9.161cm">
          <draw:text-box>
            <text:p text:style-name="P3"><text:span text:style-name="T1">Known</text:span></text:p>
            <text:p text:style-name="P3"><text:span text:style-name="T1">Unknown</text:span></text:p>
            <text:p text:style-name="P3"><text:span text:style-name="T1">Area</text:span></text:p>
          </draw:text-box>
        </draw:frame>
        <draw:frame draw:style-name="gr5" draw:text-style-name="P4" draw:layer="layout" svg:width="3.139cm" svg:height="2.384cm" svg:x="15.827cm" svg:y="5.492cm">
          <draw:text-box>
            <text:p text:style-name="P3"><text:span text:style-name="T1">Unknown</text:span></text:p>
            <text:p text:style-name="P3"><text:span text:style-name="T1">Unknown</text:span></text:p>
            <text:p text:style-name="P3"><text:span text:style-name="T1">Area</text:span></text:p>
          </draw:text-box>
        </draw:frame>
        <draw:custom-shape draw:style-name="gr3" draw:text-style-name="P2" draw:layer="layout" svg:width="0.508cm" svg:height="0.508cm" svg:x="14.11cm" svg:y="10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14.14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297cm" svg:height="0.962cm" svg:x="14.716cm" svg:y="3.667cm">
          <draw:text-box>
            <text:p><text:span text:style-name="T2">New Research Topic</text:span></text:p>
          </draw:text-box>
        </draw:frame>
        <draw:line draw:style-name="gr8" draw:text-style-name="P1" draw:layer="layout" svg:x1="13.848cm" svg:y1="8.322cm" svg:x2="14.335cm" svg:y2="4.556cm">
          <text:p/>
        </draw:line>
        <draw:line draw:style-name="gr8" draw:text-style-name="P1" draw:layer="layout" svg:x1="11.287cm" svg:y1="6.588cm" svg:x2="14.072cm" svg:y2="4.386cm">
          <text:p/>
        </draw:line>
        <draw:frame draw:style-name="gr9" draw:text-style-name="P6" draw:layer="layout" svg:width="2.335cm" svg:height="0.962cm" svg:x="14.765cm" svg:y="11.631cm">
          <draw:text-box>
            <text:p><text:span text:style-name="T2">Surfeit</text:span></text:p>
          </draw:text-box>
        </draw:frame>
        <draw:frame draw:style-name="gr10" draw:text-style-name="P6" draw:layer="layout" svg:width="3.567cm" svg:height="0.962cm" draw:transform="rotate (1.5707963267949) translate (8.674cm 8.542cm)">
          <draw:text-box>
            <text:p><text:span text:style-name="T2">Inaccur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09:00:54.758603951</meta:creation-date>
    <dc:date>2020-07-03T09:15:12.982759347</dc:date>
    <meta:editing-duration>PT1M15S</meta:editing-duration>
    <meta:editing-cycles>4</meta:editing-cycles>
    <meta:generator>LibreOffice/6.0.7.3$Linux_X86_64 LibreOffice_project/00m0$Build-3</meta:generator>
    <meta:document-statistic meta:object-count="24"/>
  </office:meta>
</office:document-meta>
</file>